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fo:background-color="transparent" style:may-break-between-rows="true" table:border-model="collapsing">
        <style:background-image/>
      </style:table-properties>
    </style:style>
    <style:style style:name="Tabelle1.A" style:family="table-column">
      <style:table-column-properties style:column-width="5.667cm" style:rel-column-width="21845*"/>
    </style:style>
    <style:style style:name="Tabelle1.1" style:family="table-row">
      <style:table-row-properties fo:background-color="transparent" fo:keep-together="auto">
        <style:background-image/>
      </style:table-row-properties>
    </style:style>
    <style:style style:name="Tabelle1.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elle1.C1" style:family="table-cell">
      <style:table-cell-properties fo:background-color="#729fcf" fo:padding="0.097cm" fo:border="0.5pt solid #000000" style:writing-mode="page">
        <style:background-image/>
      </style:table-cell-properties>
    </style:style>
    <style:style style:name="Tabelle1.2" style:family="table-row">
      <style:table-row-properties fo:keep-together="auto"/>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5" style:family="table-row">
      <style:table-row-properties fo:keep-together="auto"/>
    </style:style>
    <style:style style:name="Tabelle1.7" style:family="table-row">
      <style:table-row-properties fo:keep-together="auto"/>
    </style:style>
    <style:style style:name="Tabelle1.10" style:family="table-row">
      <style:table-row-properties fo:keep-together="auto"/>
    </style:style>
    <style:style style:name="Tabelle1.13" style:family="table-row">
      <style:table-row-properties fo:keep-together="auto"/>
    </style:style>
    <style:style style:name="Tabelle1.16" style:family="table-row">
      <style:table-row-properties fo:keep-together="auto"/>
    </style:style>
    <style:style style:name="Tabelle1.19" style:family="table-row">
      <style:table-row-properties fo:keep-together="auto"/>
    </style:style>
    <style:style style:name="P1" style:family="paragraph" style:parent-style-name="Standard">
      <style:text-properties officeooo:rsid="000f8d36" officeooo:paragraph-rsid="000f8d36"/>
    </style:style>
    <style:style style:name="P2" style:family="paragraph" style:parent-style-name="Standard">
      <style:text-properties style:font-name="Arial1" fo:font-style="italic" style:text-underline-style="solid" style:text-underline-width="auto" style:text-underline-color="font-color" fo:font-weight="bold" officeooo:rsid="000f8d36" officeooo:paragraph-rsid="000f8d36" style:font-style-asian="italic" style:font-weight-asian="bold" style:font-style-complex="italic" style:font-weight-complex="bold"/>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d676" officeooo:paragraph-rsid="0010d67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d701" officeooo:paragraph-rsid="0010d70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a9ea" officeooo:paragraph-rsid="0011a9ea"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07d0" officeooo:paragraph-rsid="001307d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bb9a" officeooo:paragraph-rsid="0014bb9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ad3d" officeooo:paragraph-rsid="0015ad3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0d676" officeooo:paragraph-rsid="0010d676"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0d701" officeooo:paragraph-rsid="0010d70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0f8d36" officeooo:paragraph-rsid="000f8d36" style:font-size-asian="12pt" style:font-style-asian="italic" style:font-weight-asian="bold" style:font-size-complex="12pt" style:font-style-complex="italic"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0d676" officeooo:paragraph-rsid="0010d676" style:font-size-asian="12pt" style:font-style-asian="italic" style:font-weight-asian="bold" style:font-size-complex="12pt" style:font-style-complex="italic"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0f8d36" officeooo:paragraph-rsid="000f8d3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f78c" officeooo:paragraph-rsid="0017f78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cf52" officeooo:paragraph-rsid="0018cf5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7829" officeooo:paragraph-rsid="001b782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7829" officeooo:paragraph-rsid="0022f6b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4562" officeooo:paragraph-rsid="001d456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0f81" officeooo:paragraph-rsid="001f0f8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58f0" officeooo:paragraph-rsid="002058f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58f0" officeooo:paragraph-rsid="0022164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1645" officeooo:paragraph-rsid="0022164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f6ba" officeooo:paragraph-rsid="0022f6b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0cda" officeooo:paragraph-rsid="00140cd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07d0" officeooo:paragraph-rsid="001307d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487d" officeooo:paragraph-rsid="0024487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7829" officeooo:paragraph-rsid="001b7829"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0d676" officeooo:paragraph-rsid="0010d676"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text-properties officeooo:paragraph-rsid="0024487d"/>
    </style:style>
    <style:style style:name="T1" style:family="text">
      <style:text-properties officeooo:rsid="0010d701"/>
    </style:style>
    <style:style style:name="T2" style:family="text">
      <style:text-properties officeooo:rsid="0011a9ea"/>
    </style:style>
    <style:style style:name="T3" style:family="text">
      <style:text-properties officeooo:rsid="001307d0"/>
    </style:style>
    <style:style style:name="T4" style:family="text">
      <style:text-properties officeooo:rsid="00140cda"/>
    </style:style>
    <style:style style:name="T5" style:family="text">
      <style:text-properties officeooo:rsid="0018cf52"/>
    </style:style>
    <style:style style:name="T6" style:family="text">
      <style:text-properties officeooo:rsid="001a2350"/>
    </style:style>
    <style:style style:name="T7" style:family="text">
      <style:text-properties officeooo:rsid="001b7829"/>
    </style:style>
    <style:style style:name="T8" style:family="text">
      <style:text-properties officeooo:rsid="001f0f81"/>
    </style:style>
    <style:style style:name="T9" style:family="text">
      <style:text-properties officeooo:rsid="002058f0"/>
    </style:style>
    <style:style style:name="T10" style:family="text">
      <style:text-properties officeooo:rsid="0022f6ba"/>
    </style:style>
    <style:style style:name="T11" style:family="text">
      <style:text-properties officeooo:rsid="002448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eraktionskonzept nach Interaktionsprinzipien und deren Ausprägungen nach der ISO-Norm 9241-110 für YuGiOh-React Anwendung mit Responsive Design:</text:p>
      <text:p text:style-name="P1"/>
      <text:p text:style-name="P1"/>
      <text:p text:style-name="P1"/>
      <table:table table:name="Tabelle1" table:style-name="Tabelle1" table:template-name="Default Style">
        <table:table-column table:style-name="Tabelle1.A" table:number-columns-repeated="3"/>
        <table:table-row table:style-name="Tabelle1.1">
          <table:table-cell table:style-name="Tabelle1.A1" office:value-type="string">
            <text:p text:style-name="P13">Interaktionsprinzip</text:p>
          </table:table-cell>
          <table:table-cell table:style-name="Tabelle1.A1" office:value-type="string">
            <text:p text:style-name="P13">Ausprägung </text:p>
          </table:table-cell>
          <table:table-cell table:style-name="Tabelle1.C1" office:value-type="string">
            <text:p text:style-name="P13">Anwendungsbeispiel</text:p>
          </table:table-cell>
        </table:table-row>
        <table:table-row table:style-name="Tabelle1.2">
          <table:table-cell table:style-name="Tabelle1.A2" table:number-rows-spanned="3" office:value-type="string">
            <text:p text:style-name="P11">Aufgabenangemessenheit</text:p>
          </table:table-cell>
          <table:table-cell table:style-name="Tabelle1.A2" office:value-type="string">
            <text:p text:style-name="P9">Identifizierbarkeit der unterstützenden Aufgaben</text:p>
            <text:p text:style-name="P3">Das System hilft dem Benutzer festzustellen, inwieweit seine Aufgaben durch das System unterstützt werden</text:p>
          </table:table-cell>
          <table:table-cell table:style-name="Tabelle1.C2" office:value-type="string">
            <text:p text:style-name="P26">Möglichkeiten sind durch Anwendung vorgegeben, sollte der Anwender weitere Anforderungen haben, sind diese nicht abgedeckt.</text:p>
          </table:table-cell>
        </table:table-row>
        <table:table-row table:style-name="TableLine2086071579568">
          <table:covered-table-cell table:style-name="Tabelle1.A2"/>
          <table:table-cell table:style-name="Tabelle1.A2" office:value-type="string">
            <text:p text:style-name="P9">Aufwandsoptimierung bei der Aufgabenerledigung</text:p>
            <text:p text:style-name="P8">Das System lässt den Benutzer die Schritte machen, die aus Benutzersicht wirklich erforderlich sind, und erspart dem Benutzer jegliche überflüssigen Schritte.</text:p>
          </table:table-cell>
          <table:table-cell table:style-name="Tabelle1.C2" office:value-type="string">
            <text:p text:style-name="P16">Die Schritte zum Erstellen eines Decks sind auf das wichtigste reduziert. Es wurde versucht,</text:p>
            <text:p text:style-name="P17">dass jeder Vorgang so effizient wie möglich ist. </text:p>
            <text:p text:style-name="P17">- Karteninformationen sind direkt beim Anklicken einer Karte zu sehen. Karten können mit Drag and Drop ins Deck hinzugefügt oder entfernt werden, um die Anzahl der Button so gering wie möglich zu halten.</text:p>
            <text:p text:style-name="P17">- Filter wurden mit Bedacht ausgewählt für eine angenehmere Suche des Benutzers, sind aber erweiterbar für gewissen Kartentypen. </text:p>
          </table:table-cell>
        </table:table-row>
        <table:table-row table:style-name="TableLine2086071586192">
          <table:covered-table-cell table:style-name="Tabelle1.A2"/>
          <table:table-cell table:style-name="Tabelle1.A2" office:value-type="string">
            <text:p text:style-name="P9">Standardauswahlmöglichkeiten (Defaults)</text:p>
            <text:p text:style-name="P8">Das System bietet Defaults, wo immer dies sinnvoll möglich ist.</text:p>
          </table:table-cell>
          <table:table-cell table:style-name="Tabelle1.C2" office:value-type="string">
            <text:p text:style-name="P18">Es wird in der Suche per Default eine Realtime Search gem<text:span text:style-name="T8">a</text:span>cht, bei der ab dem dritten Zeichen gesucht und bei jeder Zeichenänderung aktualisiert wird.</text:p>
          </table:table-cell>
        </table:table-row>
        <table:table-row table:style-name="Tabelle1.5">
          <table:table-cell table:style-name="Tabelle1.A2" table:number-rows-spanned="2" office:value-type="string">
            <text:p text:style-name="P11">Selbstbeschreibung</text:p>
          </table:table-cell>
          <table:table-cell table:style-name="Tabelle1.A2" office:value-type="string">
            <text:p text:style-name="P9">Vorhandensein und Offensichtlichkeit von Informationen </text:p>
            <text:p text:style-name="P7">Angezeigte Informationen sind für den Benutzer unmittelbar auffindbar und verständlich.</text:p>
          </table:table-cell>
          <table:table-cell table:style-name="Tabelle1.C2" office:value-type="string">
            <text:p text:style-name="P18">Anwendung ist auf deutsch, Kartenname,Kartenbeschreibung und Kartenbild links in der Anwendung zu sehen. Es ist kontinuierlich zu sehen, welche Karten sich im Deck befinden und es ist kontinuierlich die Karten in der aktuellen Suche mit dem Kartennamen und dem Kartenbild zu sehen. Die Anzahl der Karten im Deck ist ebenfalls für den Benutzer zu sehen. </text:p>
          </table:table-cell>
        </table:table-row>
        <table:table-row table:style-name="TableLine2086071577264">
          <table:covered-table-cell table:style-name="Tabelle1.A2"/>
          <table:table-cell table:style-name="Tabelle1.A2" office:value-type="string">
            <text:p text:style-name="P9">Eindeutige Anzeige des Systemstatus</text:p>
            <text:p text:style-name="P7">Der Benutzer erkennt jederzeit, ob das System arbeitet und was es tut bzw. ob Eingaben oder Auswahlen durch den Benutzer erforderlich sind.</text:p>
          </table:table-cell>
          <table:table-cell table:style-name="Tabelle1.C2" office:value-type="string">
            <text:p text:style-name="P19">Die Anwendung ist für Spieler des Kartenspiels „YuGiOh!“. Spieler wissen die Abfolge der Schritte die für eine Deckerstellung von Relevanz sind. Sie wissen, dass sie nach Karten suchen müssen sollten die Benutzer einmal nicht den exakten Namen einer Karte wissen, wird dem Anwender geholfen in dem nicht nur exakt nach dem Namen gesucht wird, sondern alle Karten werden gefunden, die den eingegebenen Wert enthalten. Ebenso helfen die Filter bei der Suche von Karten. Da die API Anfrage bei der Suche asynchron ist, wird es so gut wie keine langen Ladezeiten bei der Suche geben. Wurde nach einer Karte gesucht die nicht existiert, bleibt der Inhalt in dem gefundene Karten angezeigt werden leer. Sollte das Deck nicht den offiziellen Turnierregeln entsprechen wird beim Versuch das Deck zu speichern der Benutzer darauf hingewiesen.</text:p>
          </table:table-cell>
        </table:table-row>
        <table:table-row table:style-name="Tabelle1.7">
          <table:table-cell table:style-name="Tabelle1.A2" table:number-rows-spanned="3" office:value-type="string">
            <text:p text:style-name="P11">Steuerbarkeit</text:p>
          </table:table-cell>
          <table:table-cell table:style-name="Tabelle1.A2" office:value-type="string">
            <text:p text:style-name="P9">Unterbrechbarkeit</text:p>
            <text:p text:style-name="P7">Der Benutzer kann die Aufgabenerledigung unterbrechen, um an anderer Stelle weiterzuarbeiten bzw. die Aufgabenerledigung später fortzusetzen.</text:p>
          </table:table-cell>
          <table:table-cell table:style-name="Tabelle1.C2" office:value-type="string">
            <text:p text:style-name="P19">Sollte der Anwender noch nicht fertig sein mit der Erstellung eines Decks, das den offiziellen Regeln entspricht, sondern z.B. <text:span text:style-name="T9">sollten </text:span>zu wenig Karten im Deck sein, wird das Deck trotzdem gespeichert um später erneut abgerufen werden zu können.</text:p>
          </table:table-cell>
        </table:table-row>
        <table:table-row table:style-name="TableLine2086071578416">
          <table:covered-table-cell table:style-name="Tabelle1.A2"/>
          <table:table-cell table:style-name="Tabelle1.A2" office:value-type="string">
            <text:p text:style-name="P9">Flexibilität</text:p>
            <text:p text:style-name="P7">Der Benutzer kann unterschiedliche Interaktionsmittel wählen, um zum Ziel zu kommen.</text:p>
          </table:table-cell>
          <table:table-cell table:style-name="Tabelle1.C2" office:value-type="string">
            <text:p text:style-name="P20">Der Benutzer hat nicht die Möglichkeit verschiedene Interaktionsmittel für die Deckerstellung zu benutzen, um die Anwendung so übersichtlich und einfach wie möglich zu halten.</text:p>
          </table:table-cell>
        </table:table-row>
        <table:table-row table:style-name="TableLine2086071587632">
          <table:covered-table-cell table:style-name="Tabelle1.A2"/>
          <table:table-cell table:style-name="Tabelle1.A2" office:value-type="string">
            <text:p text:style-name="P9">Individualisierbarkeit</text:p>
            <text:p text:style-name="P7">Der Benutzer kann die Benutzungsschnittstelle so anpassen, dass eine optimale Aufgabenerledigung, gemäß <text:soft-page-break/>individueller Erfordernisse möglich ist.</text:p>
          </table:table-cell>
          <table:table-cell table:style-name="Tabelle1.C2" office:value-type="string">
            <text:p text:style-name="P20">Der Benutzer hat nicht die Möglichkeit verschiedene Interaktionsmittel für die Deckerstellung zu benutzen, um die Anwendung so übersichtlich <text:soft-page-break/>und einfach wie möglich zu halten.</text:p>
          </table:table-cell>
        </table:table-row>
        <table:table-row table:style-name="Tabelle1.10">
          <table:table-cell table:style-name="Tabelle1.A2" table:number-rows-spanned="3" office:value-type="string">
            <text:p text:style-name="P11">Erwartungskonformität</text:p>
          </table:table-cell>
          <table:table-cell table:style-name="Tabelle1.A2" office:value-type="string">
            <text:p text:style-name="P9">Systemverhalten/-reaktionen wie erwartet</text:p>
            <text:p text:style-name="P24">Das System verhält sich immer so, wie die Benutzer es aus der aktuellen Aufgabe heraus erwarten.</text:p>
          </table:table-cell>
          <table:table-cell table:style-name="Tabelle1.C2" office:value-type="string">
            <text:p text:style-name="P26">Sollte es nicht verhalten wie erwartet, sind diese Fälle durch die Anwendung abgefangen.</text:p>
          </table:table-cell>
        </table:table-row>
        <table:table-row table:style-name="TableLine2086071582160">
          <table:covered-table-cell table:style-name="Tabelle1.A2"/>
          <table:table-cell table:style-name="Tabelle1.A2" office:value-type="string">
            <text:p text:style-name="P9">Konsistenz (intern und extern)</text:p>
            <text:p text:style-name="P6">Das System ist bezüglich seiner Darstellung und seines Verhaltens einheitlich gestaltet (interne Konsistenz) und nutzt, wo immer sinnvoll, auch Darstellungsformen und Verhaltensweisen, die dem Benutzer aus anderen Systemen vertraut sind(externe Konsistenz).</text:p>
          </table:table-cell>
          <table:table-cell table:style-name="Tabelle1.C2" office:value-type="string">
            <text:p text:style-name="P29">- Bedienfunktionen wie Drag and Drop, eine Realtime Search oder <text:span text:style-name="T11">H</text:span>over-Effekte sind bekannt aus anderen Anwendungen und <text:span text:style-name="T11">W</text:span>ebseiten.</text:p>
            <text:p text:style-name="P29">- <text:span text:style-name="T11">Es werden sonst sehr bekannte Funktionen die im typischen HTML bekannt sind, wie Buttons etc. benutzt. </text:span></text:p>
            <text:p text:style-name="P29"/>
          </table:table-cell>
        </table:table-row>
        <table:table-row table:style-name="TableLine2086071583024">
          <table:covered-table-cell table:style-name="Tabelle1.A2"/>
          <table:table-cell table:style-name="Tabelle1.A2" office:value-type="string">
            <text:p text:style-name="P9">Änderungen im Nutzungskontext werden erkannt</text:p>
            <text:p text:style-name="P6">Das System stellt,fest dass sich im Nutzungskontext (z.B. physische Umgebung) die Bedingungen verändert haben und passt sich hieran an.</text:p>
          </table:table-cell>
          <table:table-cell table:style-name="Tabelle1.C2" office:value-type="string">
            <text:p text:style-name="P26">Es wird das responsive Design benutzt. Sollte der Benutzer also von anderen Geräten die Seite benutzen, werden die Inhalte entsprechend des Gerätes angezeigt.</text:p>
          </table:table-cell>
        </table:table-row>
        <table:table-row table:style-name="Tabelle1.13">
          <table:table-cell table:style-name="Tabelle1.A2" table:number-rows-spanned="3" office:value-type="string">
            <text:p text:style-name="P11">Robustheit gegen Benutzungsfehler</text:p>
          </table:table-cell>
          <table:table-cell table:style-name="Tabelle1.A2" office:value-type="string">
            <text:p text:style-name="P9">Benutzungsfehlervermeidung</text:p>
            <text:p text:style-name="P6">Durch das System vorhersehbare Benutzungsfehler werden durch geeignete Gestaltung unterbunden</text:p>
          </table:table-cell>
          <table:table-cell table:style-name="Tabelle1.C2" office:value-type="string">
            <text:p text:style-name="P21">- Es ist kein Problem sollte der Benutzer nach einer Karte suchen, die nicht existiert, der Benutzer sieht, indem der Container in dem die gefundenen Karten sind einfach leer bleibt. Da die Suche bei jeder Zeichenänderung aktualisiert, wird der Benutzer bemerken, dass die Karte nicht existiert. </text:p>
            <text:p text:style-name="P21">- Eine Regel bei YuGiOh besagt, dass die gleiche Karte maximal dreimal im Deck vorhanden sein darf. Versucht der Anwender dennoch die Karten hinzuzufügen, obwohl das Limit erreicht ist, ist es automatisch nicht mehr möglich die Karte dem Deck hinzuzufügen.</text:p>
          </table:table-cell>
        </table:table-row>
        <table:table-row table:style-name="TableLine2086071584752">
          <table:covered-table-cell table:style-name="Tabelle1.A2"/>
          <table:table-cell table:style-name="Tabelle1.A2" office:value-type="string">
            <text:p text:style-name="P9">Benutzungsfehlertoleranz</text:p>
            <text:p text:style-name="P6">Gemachte Benutzungsfehler werden vom System erkannt und wenn möglich automatisch korrigiert bzw. Eingaben und Auswahlen trotz erkannter Fehler richtig verarbeitet</text:p>
          </table:table-cell>
          <table:table-cell table:style-name="Tabelle1.C2" office:value-type="string">
            <text:p text:style-name="P22">Sollte der Anwender die Filter so eingestellt haben oder nach einem Kartennamen gesucht haben der nicht existiert, wird auch kein Ergebnisse ausgegeben, sondern der Container der gefundenen Karten bleibt leer.</text:p>
          </table:table-cell>
        </table:table-row>
        <table:table-row table:style-name="TableLine2086071559984">
          <table:covered-table-cell table:style-name="Tabelle1.A2"/>
          <table:table-cell table:style-name="Tabelle1.A2" office:value-type="string">
            <text:p text:style-name="P9">Fehlermanagement</text:p>
            <text:p text:style-name="P6">Bei gemachten Benutzungsfehlern, die systemseitig nicht korrigierbar sind, wird der Benutzer bei der effizienten Fehlerbehebung unterstützt.</text:p>
          </table:table-cell>
          <table:table-cell table:style-name="Tabelle1.C2" office:value-type="string">
            <text:p text:style-name="P22">Der Benutzer wird am Ende darauf hingewiesen, sollte sein Deck nicht den offiziellen Regeln entsprechen, was er ändern muss, damit das der Fall ist.</text:p>
          </table:table-cell>
        </table:table-row>
        <table:table-row table:style-name="Tabelle1.16">
          <table:table-cell table:style-name="Tabelle1.A2" table:number-rows-spanned="3" office:value-type="string">
            <text:p text:style-name="P11">Benutzerbindung</text:p>
          </table:table-cell>
          <table:table-cell table:style-name="Tabelle1.A2" office:value-type="string">
            <text:p text:style-name="P9">Motivation</text:p>
            <text:p text:style-name="P5">Bedienfunktionen <text:span text:style-name="T3">sind ansprechend und einladend gestaltet</text:span></text:p>
          </table:table-cell>
          <table:table-cell table:style-name="Tabelle1.C2" office:value-type="string">
            <text:p text:style-name="P14">- Das Hinzufügen und Entfernen von Karten im Deck wird per Drag and Drop erledigt. </text:p>
            <text:p text:style-name="P14">- Karteninformationen und Effekte werden direkt links von der aktuell ausgewählten Karte angezeigt.</text:p>
          </table:table-cell>
        </table:table-row>
        <table:table-row table:style-name="TableLine2086071571504">
          <table:covered-table-cell table:style-name="Tabelle1.A2"/>
          <table:table-cell table:style-name="Tabelle1.A2" office:value-type="string">
            <text:p text:style-name="P9">Vertrauenswürdigkeit</text:p>
            <text:p text:style-name="P4">Das Sy<text:span text:style-name="T2">stem vermittelt dem Benutzer glaubwürdig, dass durch die Nutzung keine Risiken für den Benutzer entstehen.</text:span></text:p>
          </table:table-cell>
          <table:table-cell table:style-name="Tabelle1.C2" office:value-type="string">
            <text:p text:style-name="P22">Da im Hintergrund nur API Anfragen erledigt werden <text:span text:style-name="T10">entstehen keine Risiken für den Benutzer.</text:span></text:p>
          </table:table-cell>
        </table:table-row>
        <table:table-row table:style-name="TableLine2086071564592">
          <table:covered-table-cell table:style-name="Tabelle1.A2"/>
          <table:table-cell table:style-name="Tabelle1.A2" office:value-type="string">
            <text:p text:style-name="P9">Integration <text:s/>der Benu<text:span text:style-name="T1">t</text:span>zer</text:p>
            <text:p text:style-name="P4">Benu<text:span text:style-name="T4">t</text:span>zer können direkt an der Benutzungsschnit<text:span text:style-name="T4">t</text:span>stelle Verbesserungsvorschläge machen und werden informiert, wie mit dem jeweiligen Verbesserungsvorschlag umgegangen wird.</text:p>
          </table:table-cell>
          <table:table-cell table:style-name="Tabelle1.C2" office:value-type="string">
            <text:p text:style-name="P23">Da die Anwendung auf das wichtigste reduziert ist, gibt es keine Möglichkeit Verbesserungsvorschläge zu machen und abzusenden. </text:p>
          </table:table-cell>
        </table:table-row>
        <table:table-row table:style-name="Tabelle1.19">
          <table:table-cell table:style-name="Tabelle1.A2" table:number-rows-spanned="3" office:value-type="string">
            <text:p text:style-name="P12">Erlernbarkeit</text:p>
          </table:table-cell>
          <table:table-cell table:style-name="Tabelle1.A2" office:value-type="string">
            <text:p text:style-name="P9">Unterstü<text:span text:style-name="T1">t</text:span>zung <text:span text:style-name="T1">beim Entdecken von Bedienfunktion</text:span></text:p>
            <text:p text:style-name="P4">Das System ist so gestaltet, <text:span text:style-name="T5">d</text:span>ass der Benutzer aktiv auf unbekannte Bedienfunktionen aufmerksam gemacht wird und so effizient mit dem System arbeiten kann.</text:p>
          </table:table-cell>
          <table:table-cell table:style-name="Tabelle1.C2" office:value-type="string">
            <text:p text:style-name="P15">Ist der Benutzer auf eine Karte gehovert <text:span text:style-name="T6">wird d</text:span><text:span text:style-name="T7">er Cursor zu einem Pointer gewechselt um zu zeigen, dass man auf ein Karte klicken kann. Ist der Cursor auf eine Karte gehovert, wird die Karte nach oben hervorgehoben, um zu symbolisieren, dass der Cursor die Karte erkennt.</text:span></text:p>
            <text:p text:style-name="P15"/>
            <text:p text:style-name="P27">Drag and Drop sichtbar machen</text:p>
          </table:table-cell>
        </table:table-row>
        <table:table-row table:style-name="TableLine2086071574384">
          <table:covered-table-cell table:style-name="Tabelle1.A2"/>
          <table:table-cell table:style-name="Tabelle1.A2" office:value-type="string">
            <text:p text:style-name="P10">Unterstützung beim Ausprobieren von Bedienfunktion</text:p>
            <text:p text:style-name="P4">Das System ist so gestaltet, dass der Benutzer bisher unbekannte Bedienfunktionen ausprobieren kann, ohne dass dies negative Konsequenzen hat</text:p>
          </table:table-cell>
          <table:table-cell table:style-name="Tabelle1.C2" office:value-type="string">
            <text:p text:style-name="P16">Es ist kein Problem zwischen Karten zu wechseln, ebenso ist es nicht problematisch Drag and Drop zu benutzenw </text:p>
          </table:table-cell>
        </table:table-row>
        <table:table-row table:style-name="TableLine2086071565744">
          <table:covered-table-cell table:style-name="Tabelle1.A2"/>
          <table:table-cell table:style-name="Tabelle1.A2" office:value-type="string">
            <text:p text:style-name="P10">Unterstützung beim Erinnern und Wiedererkennen von Bedienfunktionen</text:p>
            <text:p text:style-name="P4">Das System ist so gestaltet, dass der Benutzer bei Bedienfunktionen, die er vor längerer Zeit genutzt hat bzw. die er nur gelegentlich nutzt sofort erinnert, wie diese zu nutzen sind, und keine erneute Einarbeitung notwendig ist.</text:p>
          </table:table-cell>
          <table:table-cell table:style-name="Tabelle1.C2" office:value-type="string">
            <text:p text:style-name="P16">Die Anzahl an Funktionen ist aufs mindeste reduziert und alle Funktionen sind auf der Oberfläche zu erkennen, ohne das der Benutzer vorher eine Abfolge von Aktionen ausführen muss, bei der er die Bedienfunktion vergessen könnte.</text:p>
          </table:table-cell>
        </table:table-row>
      </table:table>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8T08:04:49.876000000</meta:creation-date>
    <dc:date>2024-03-08T11:50:49.587000000</dc:date>
    <meta:editing-duration>PT34M29S</meta:editing-duration>
    <meta:editing-cycles>6</meta:editing-cycles>
    <meta:generator>LibreOffice/7.3.3.2$Windows_X86_64 LibreOffice_project/d1d0ea68f081ee2800a922cac8f79445e4603348</meta:generator>
    <meta:document-statistic meta:table-count="1" meta:image-count="0" meta:object-count="0" meta:page-count="5" meta:paragraph-count="78" meta:word-count="1195" meta:character-count="8625" meta:non-whitespace-character-count="7497"/>
  </office:meta>
</office:document-meta>
</file>